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09cm"/>
    </style:style>
    <style:style style:family="table-column" style:name="co2">
      <style:table-column-properties fo:break-before="auto" style:column-width="10.516cm"/>
    </style:style>
    <style:style style:family="table-column" style:name="co3">
      <style:table-column-properties fo:break-before="auto" style:column-width="0.474cm"/>
    </style:style>
    <style:style style:family="table-column" style:name="co4">
      <style:table-column-properties fo:break-before="auto" style:column-width="1.706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13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0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3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3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ce31"/>
        <table:table-column table:style-name="co4" table:default-cell-style-name="ce8" table:number-columns-repeated="26"/>
        <table:table-column table:style-name="co4" table:default-cell-style-name="ce31"/>
        <table:table-column table:style-name="co4" table:default-cell-style-name="ce8" table:number-columns-repeated="8"/>
        <table:table-column table:style-name="co4" table:default-cell-style-name="ce31"/>
        <table:table-column table:style-name="co4" table:default-cell-style-name="ce8" table:number-columns-repeated="7"/>
        <table:table-column table:style-name="co5" table:default-cell-style-name="Default" table:number-columns-repeated="976"/>
        <table:table-row table:style-name="ro1">
          <table:table-cell ns41:value-type="string" table:style-name="ce1" office:value-type="string">
            <text:p>Tabel 13. Beroepsbevolking naar bedrijfstak en geslacht</text:p>
          </table:table-cell>
          <table:table-cell table:style-name="ce9" table:number-columns-repeated="4"/>
          <table:table-cell table:style-name="ce32"/>
          <table:table-cell table:style-name="Default" table:number-columns-repeated="25"/>
          <table:table-cell table:style-name="ce8"/>
          <table:table-cell table:style-name="Default" table:number-columns-repeated="8"/>
          <table:table-cell table:style-name="ce8"/>
          <table:table-cell table:style-name="Default" table:number-columns-repeated="7"/>
          <table:table-cell table:style-name="ce2" table:number-columns-repeated="976"/>
        </table:table-row>
        <table:table-row table:style-name="ro1">
          <table:table-cell table:style-name="ce2" table:number-columns-repeated="4"/>
          <table:table-cell table:style-name="ce22"/>
          <table:table-cell table:style-name="ce2" table:number-columns-repeated="26"/>
          <table:table-cell table:style-name="ce22"/>
          <table:table-cell table:style-name="ce2" table:number-columns-repeated="8"/>
          <table:table-cell table:style-name="ce22"/>
          <table:table-cell table:style-name="ce2" table:number-columns-repeated="983"/>
        </table:table-row>
        <table:table-row table:style-name="ro1">
          <table:table-cell ns41:value-type="string" table:number-rows-spanned="1" table:style-name="ce3" table:number-columns-spanned="2" office:value-type="string">
            <text:p>Bedrijfstak</text:p>
          </table:table-cell>
          <table:covered-table-cell table:style-name="ce10"/>
          <table:table-cell table:style-name="ce16"/>
          <table:table-cell ns41:value-type="string" table:style-name="ce17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33" office:value-type="string">
            <text:p>T.</text:p>
          </table:table-cell>
          <table:table-cell table:style-name="ce16" table:number-columns-repeated="1018"/>
        </table:table-row>
        <table:table-row table:style-name="ro1">
          <table:table-cell table:style-name="ce4"/>
          <table:table-cell table:style-name="ce11"/>
          <table:table-cell table:style-name="ce16" table:number-columns-repeated="1022"/>
        </table:table-row>
        <table:table-row table:style-name="ro2">
          <table:table-cell ns41:value-type="string" table:style-name="ce5" office:value-type="string">
            <text:p>Groningen</text:p>
          </table:table-cell>
          <table:table-cell ns41:value-type="string" table:style-name="ce12" office:value-type="string">
            <text:p>Nijverheid</text:p>
          </table:table-cell>
          <table:table-cell table:style-name="Default"/>
          <table:table-cell ns41:value-type="float" table:style-name="ce18" office:value="50327" office:value-type="float">
            <text:p>50327</text:p>
          </table:table-cell>
          <table:table-cell ns41:value-type="float" table:style-name="ce24" office:value="6976" office:value-type="float">
            <text:p>6976</text:p>
          </table:table-cell>
          <table:table-cell ns41:value-type="float" table:style-name="ce34" office:value="57303" office:value-type="float">
            <text:p>57303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2">
          <table:table-cell ns41:value-type="string" table:style-name="ce6" office:value-type="string">
            <text:p>Groningen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41504" office:value-type="float">
            <text:p>41504</text:p>
          </table:table-cell>
          <table:table-cell ns41:value-type="float" table:style-name="ce25" office:value="6267" office:value-type="float">
            <text:p>6267</text:p>
          </table:table-cell>
          <table:table-cell ns41:value-type="float" table:style-name="ce35" office:value="47771" office:value-type="float">
            <text:p>47771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17"/>
          <table:table-cell table:style-name="ce40"/>
          <table:table-cell table:style-name="ce37" table:number-columns-repeated="7"/>
          <table:table-cell table:number-columns-repeated="976"/>
        </table:table-row>
        <table:table-row table:style-name="ro2">
          <table:table-cell ns41:value-type="string" table:style-name="ce6" office:value-type="string">
            <text:p>Groningen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31277" office:value-type="float">
            <text:p>31277</text:p>
          </table:table-cell>
          <table:table-cell ns41:value-type="float" table:style-name="ce25" office:value="10667" office:value-type="float">
            <text:p>10667</text:p>
          </table:table-cell>
          <table:table-cell ns41:value-type="float" table:style-name="ce35" office:value="41944" office:value-type="float">
            <text:p>41944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3">
          <table:table-cell ns41:value-type="string" table:style-name="ce6" office:value-type="string">
            <text:p>Groningen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15355" office:value-type="float">
            <text:p>15355</text:p>
          </table:table-cell>
          <table:table-cell ns41:value-type="float" table:style-name="ce26" office:value="17418" office:value-type="float">
            <text:p>17418</text:p>
          </table:table-cell>
          <table:table-cell ns41:value-type="float" table:style-name="ce35" office:value="32773" office:value-type="float">
            <text:p>32773</text:p>
          </table:table-cell>
          <table:table-cell table:style-name="ce37" table:number-columns-repeated="7"/>
          <table:table-cell table:style-name="ce38"/>
          <table:table-cell table:style-name="ce37"/>
          <table:table-cell table:style-name="ce39"/>
          <table:table-cell table:style-name="ce37" table:number-columns-repeated="6"/>
          <table:table-cell table:style-name="ce38"/>
          <table:table-cell table:style-name="ce37" table:number-columns-repeated="11"/>
          <table:table-cell table:style-name="ce39"/>
          <table:table-cell table:style-name="ce37" table:number-columns-repeated="13"/>
          <table:table-cell table:number-columns-repeated="976"/>
        </table:table-row>
        <table:table-row table:style-name="ro3">
          <table:table-cell ns41:value-type="string" table:style-name="ce6" office:value-type="string">
            <text:p>Groningen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138463" office:value-type="float">
            <text:p>138463</text:p>
          </table:table-cell>
          <table:table-cell ns41:value-type="float" table:style-name="ce26" office:value="41328" office:value-type="float">
            <text:p>41328</text:p>
          </table:table-cell>
          <table:table-cell ns41:value-type="float" table:style-name="ce35" office:value="179791" office:value-type="float">
            <text:p>179791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3">
          <table:table-cell ns41:value-type="string" table:style-name="ce6" office:value-type="string">
            <text:p>Friesland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42268" office:value-type="float">
            <text:p>42268</text:p>
          </table:table-cell>
          <table:table-cell ns41:value-type="float" table:style-name="ce25" office:value="3447" office:value-type="float">
            <text:p>3447</text:p>
          </table:table-cell>
          <table:table-cell ns41:value-type="float" table:style-name="ce35" office:value="45715" office:value-type="float">
            <text:p>45715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Friesland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53510" office:value-type="float">
            <text:p>53510</text:p>
          </table:table-cell>
          <table:table-cell ns41:value-type="float" table:style-name="ce25" office:value="10575" office:value-type="float">
            <text:p>10575</text:p>
          </table:table-cell>
          <table:table-cell ns41:value-type="float" table:style-name="ce35" office:value="64085" office:value-type="float">
            <text:p>64085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Friesland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29023" office:value-type="float">
            <text:p>29023</text:p>
          </table:table-cell>
          <table:table-cell ns41:value-type="float" table:style-name="ce25" office:value="8971" office:value-type="float">
            <text:p>8971</text:p>
          </table:table-cell>
          <table:table-cell ns41:value-type="float" table:style-name="ce35" office:value="37994" office:value-type="float">
            <text:p>3799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Friesland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13469" office:value-type="float">
            <text:p>13469</text:p>
          </table:table-cell>
          <table:table-cell ns41:value-type="float" table:style-name="ce25" office:value="16699" office:value-type="float">
            <text:p>16699</text:p>
          </table:table-cell>
          <table:table-cell ns41:value-type="float" table:style-name="ce35" office:value="30168" office:value-type="float">
            <text:p>30168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Friesland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138270" office:value-type="float">
            <text:p>138270</text:p>
          </table:table-cell>
          <table:table-cell ns41:value-type="float" table:style-name="ce25" office:value="39692" office:value-type="float">
            <text:p>39692</text:p>
          </table:table-cell>
          <table:table-cell ns41:value-type="float" table:style-name="ce35" office:value="177962" office:value-type="float">
            <text:p>17796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Drenthe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27017" office:value-type="float">
            <text:p>27017</text:p>
          </table:table-cell>
          <table:table-cell ns41:value-type="float" table:style-name="ce25" office:value="3233" office:value-type="float">
            <text:p>3233</text:p>
          </table:table-cell>
          <table:table-cell ns41:value-type="float" table:style-name="ce35" office:value="30250" office:value-type="float">
            <text:p>30250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Drenthe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39288" office:value-type="float">
            <text:p>39288</text:p>
          </table:table-cell>
          <table:table-cell ns41:value-type="float" table:style-name="ce25" office:value="14809" office:value-type="float">
            <text:p>14809</text:p>
          </table:table-cell>
          <table:table-cell ns41:value-type="float" table:style-name="ce35" office:value="54097" office:value-type="float">
            <text:p>54097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Drenthe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12028" office:value-type="float">
            <text:p>12028</text:p>
          </table:table-cell>
          <table:table-cell ns41:value-type="float" table:style-name="ce25" office:value="4282" office:value-type="float">
            <text:p>4282</text:p>
          </table:table-cell>
          <table:table-cell ns41:value-type="float" table:style-name="ce35" office:value="16310" office:value-type="float">
            <text:p>16310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Drenthe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8517" office:value-type="float">
            <text:p>8517</text:p>
          </table:table-cell>
          <table:table-cell ns41:value-type="float" table:style-name="ce25" office:value="7690" office:value-type="float">
            <text:p>7690</text:p>
          </table:table-cell>
          <table:table-cell ns41:value-type="float" table:style-name="ce35" office:value="16207" office:value-type="float">
            <text:p>16207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Drenthe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86850" office:value-type="float">
            <text:p>86850</text:p>
          </table:table-cell>
          <table:table-cell ns41:value-type="float" table:style-name="ce25" office:value="30014" office:value-type="float">
            <text:p>30014</text:p>
          </table:table-cell>
          <table:table-cell ns41:value-type="float" table:style-name="ce35" office:value="116864" office:value-type="float">
            <text:p>11686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Overijsel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93361" office:value-type="float">
            <text:p>93361</text:p>
          </table:table-cell>
          <table:table-cell ns41:value-type="float" table:style-name="ce27" office:value="19900" office:value-type="float">
            <text:p>19900</text:p>
          </table:table-cell>
          <table:table-cell ns41:value-type="float" table:style-name="ce35" office:value="113261" office:value-type="float">
            <text:p>113261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Overijsel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53431" office:value-type="float">
            <text:p>53431</text:p>
          </table:table-cell>
          <table:table-cell ns41:value-type="float" table:style-name="ce27" office:value="25647" office:value-type="float">
            <text:p>25647</text:p>
          </table:table-cell>
          <table:table-cell ns41:value-type="float" table:style-name="ce35" office:value="79078" office:value-type="float">
            <text:p>79078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Overijsel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33872" office:value-type="float">
            <text:p>33872</text:p>
          </table:table-cell>
          <table:table-cell ns41:value-type="float" table:style-name="ce27" office:value="12380" office:value-type="float">
            <text:p>12380</text:p>
          </table:table-cell>
          <table:table-cell ns41:value-type="float" table:style-name="ce35" office:value="46252" office:value-type="float">
            <text:p>4625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Overijsel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19771" office:value-type="float">
            <text:p>19771</text:p>
          </table:table-cell>
          <table:table-cell ns41:value-type="float" table:style-name="ce27" office:value="19414" office:value-type="float">
            <text:p>19414</text:p>
          </table:table-cell>
          <table:table-cell ns41:value-type="float" table:style-name="ce35" office:value="39185" office:value-type="float">
            <text:p>39185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Overijsel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200435" office:value-type="float">
            <text:p>200435</text:p>
          </table:table-cell>
          <table:table-cell ns41:value-type="float" table:style-name="ce27" office:value="77341" office:value-type="float">
            <text:p>77341</text:p>
          </table:table-cell>
          <table:table-cell ns41:value-type="float" table:style-name="ce35" office:value="277776" office:value-type="float">
            <text:p>277776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Gelderland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132271" office:value-type="float">
            <text:p>132271</text:p>
          </table:table-cell>
          <table:table-cell ns41:value-type="float" table:style-name="ce25" office:value="16671" office:value-type="float">
            <text:p>16671</text:p>
          </table:table-cell>
          <table:table-cell ns41:value-type="float" table:style-name="ce35" office:value="148942" office:value-type="float">
            <text:p>14894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Gelderland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87765" office:value-type="float">
            <text:p>87765</text:p>
          </table:table-cell>
          <table:table-cell ns41:value-type="float" table:style-name="ce25" office:value="34286" office:value-type="float">
            <text:p>34286</text:p>
          </table:table-cell>
          <table:table-cell ns41:value-type="float" table:style-name="ce35" office:value="122051" office:value-type="float">
            <text:p>122051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Gelderland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54555" office:value-type="float">
            <text:p>54555</text:p>
          </table:table-cell>
          <table:table-cell ns41:value-type="float" table:style-name="ce25" office:value="21194" office:value-type="float">
            <text:p>21194</text:p>
          </table:table-cell>
          <table:table-cell ns41:value-type="float" table:style-name="ce35" office:value="75749" office:value-type="float">
            <text:p>7574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Gelderland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20" office:value="38961" office:value-type="float">
            <text:p>38961</text:p>
          </table:table-cell>
          <table:table-cell ns41:value-type="float" table:style-name="ce25" office:value="38279" office:value-type="float">
            <text:p>38279</text:p>
          </table:table-cell>
          <table:table-cell ns41:value-type="float" table:style-name="ce35" office:value="77240" office:value-type="float">
            <text:p>77240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Gelderland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313552" office:value-type="float">
            <text:p>313552</text:p>
          </table:table-cell>
          <table:table-cell ns41:value-type="float" table:style-name="ce25" office:value="110430" office:value-type="float">
            <text:p>110430</text:p>
          </table:table-cell>
          <table:table-cell ns41:value-type="float" table:style-name="ce35" office:value="423982" office:value-type="float">
            <text:p>42398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69235" office:value-type="float">
            <text:p>69235</text:p>
          </table:table-cell>
          <table:table-cell ns41:value-type="float" table:style-name="ce25" office:value="9101" office:value-type="float">
            <text:p>9101</text:p>
          </table:table-cell>
          <table:table-cell ns41:value-type="float" table:style-name="ce35" office:value="78336" office:value-type="float">
            <text:p>78336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21194" office:value-type="float">
            <text:p>21194</text:p>
          </table:table-cell>
          <table:table-cell ns41:value-type="float" table:style-name="ce25" office:value="5898" office:value-type="float">
            <text:p>5898</text:p>
          </table:table-cell>
          <table:table-cell ns41:value-type="float" table:style-name="ce35" office:value="27092" office:value-type="float">
            <text:p>2709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40830" office:value-type="float">
            <text:p>40830</text:p>
          </table:table-cell>
          <table:table-cell ns41:value-type="float" table:style-name="ce25" office:value="14482" office:value-type="float">
            <text:p>14482</text:p>
          </table:table-cell>
          <table:table-cell ns41:value-type="float" table:style-name="ce35" office:value="55312" office:value-type="float">
            <text:p>5531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26263" office:value-type="float">
            <text:p>26263</text:p>
          </table:table-cell>
          <table:table-cell ns41:value-type="float" table:style-name="ce25" office:value="24271" office:value-type="float">
            <text:p>24271</text:p>
          </table:table-cell>
          <table:table-cell ns41:value-type="float" table:style-name="ce35" office:value="50534" office:value-type="float">
            <text:p>5053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157522" office:value-type="float">
            <text:p>157522</text:p>
          </table:table-cell>
          <table:table-cell ns41:value-type="float" table:style-name="ce25" office:value="53752" office:value-type="float">
            <text:p>53752</text:p>
          </table:table-cell>
          <table:table-cell ns41:value-type="float" table:style-name="ce35" office:value="211274" office:value-type="float">
            <text:p>21127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holland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228738" office:value-type="float">
            <text:p>228738</text:p>
          </table:table-cell>
          <table:table-cell ns41:value-type="float" table:style-name="ce27" office:value="44781" office:value-type="float">
            <text:p>44781</text:p>
          </table:table-cell>
          <table:table-cell ns41:value-type="float" table:style-name="ce35" office:value="273519" office:value-type="float">
            <text:p>27351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holland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62087" office:value-type="float">
            <text:p>62087</text:p>
          </table:table-cell>
          <table:table-cell ns41:value-type="float" table:style-name="ce27" office:value="5745" office:value-type="float">
            <text:p>5745</text:p>
          </table:table-cell>
          <table:table-cell ns41:value-type="float" table:style-name="ce35" office:value="67832" office:value-type="float">
            <text:p>6783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holland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166988" office:value-type="float">
            <text:p>166988</text:p>
          </table:table-cell>
          <table:table-cell ns41:value-type="float" table:style-name="ce27" office:value="52061" office:value-type="float">
            <text:p>52061</text:p>
          </table:table-cell>
          <table:table-cell ns41:value-type="float" table:style-name="ce35" office:value="219049" office:value-type="float">
            <text:p>21904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holland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83912" office:value-type="float">
            <text:p>83912</text:p>
          </table:table-cell>
          <table:table-cell ns41:value-type="float" table:style-name="ce27" office:value="71703" office:value-type="float">
            <text:p>71703</text:p>
          </table:table-cell>
          <table:table-cell ns41:value-type="float" table:style-name="ce35" office:value="155615" office:value-type="float">
            <text:p>155615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holland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541725" office:value-type="float">
            <text:p>541725</text:p>
          </table:table-cell>
          <table:table-cell ns41:value-type="float" table:style-name="ce27" office:value="174290" office:value-type="float">
            <text:p>174290</text:p>
          </table:table-cell>
          <table:table-cell ns41:value-type="float" table:style-name="ce35" office:value="716015" office:value-type="float">
            <text:p>716015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uidholland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293823" office:value-type="float">
            <text:p>293823</text:p>
          </table:table-cell>
          <table:table-cell ns41:value-type="float" table:style-name="ce25" office:value="41063" office:value-type="float">
            <text:p>41063</text:p>
          </table:table-cell>
          <table:table-cell ns41:value-type="float" table:style-name="ce35" office:value="334886" office:value-type="float">
            <text:p>334886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uidholland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89221" office:value-type="float">
            <text:p>89221</text:p>
          </table:table-cell>
          <table:table-cell ns41:value-type="float" table:style-name="ce25" office:value="10676" office:value-type="float">
            <text:p>10676</text:p>
          </table:table-cell>
          <table:table-cell ns41:value-type="float" table:style-name="ce35" office:value="99897" office:value-type="float">
            <text:p>99897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uidholland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199411" office:value-type="float">
            <text:p>199411</text:p>
          </table:table-cell>
          <table:table-cell ns41:value-type="float" table:style-name="ce25" office:value="61993" office:value-type="float">
            <text:p>61993</text:p>
          </table:table-cell>
          <table:table-cell ns41:value-type="float" table:style-name="ce35" office:value="261404" office:value-type="float">
            <text:p>26140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uidholland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115372" office:value-type="float">
            <text:p>115372</text:p>
          </table:table-cell>
          <table:table-cell ns41:value-type="float" table:style-name="ce25" office:value="94186" office:value-type="float">
            <text:p>94186</text:p>
          </table:table-cell>
          <table:table-cell ns41:value-type="float" table:style-name="ce35" office:value="209558" office:value-type="float">
            <text:p>209558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uidholland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697827" office:value-type="float">
            <text:p>697827</text:p>
          </table:table-cell>
          <table:table-cell ns41:value-type="float" table:style-name="ce25" office:value="207918" office:value-type="float">
            <text:p>207918</text:p>
          </table:table-cell>
          <table:table-cell ns41:value-type="float" table:style-name="ce35" office:value="905745" office:value-type="float">
            <text:p>905745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eeland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26644" office:value-type="float">
            <text:p>26644</text:p>
          </table:table-cell>
          <table:table-cell ns41:value-type="float" table:style-name="ce25" office:value="2300" office:value-type="float">
            <text:p>2300</text:p>
          </table:table-cell>
          <table:table-cell ns41:value-type="float" table:style-name="ce35" office:value="28944" office:value-type="float">
            <text:p>2894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eeland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32547" office:value-type="float">
            <text:p>32547</text:p>
          </table:table-cell>
          <table:table-cell ns41:value-type="float" table:style-name="ce25" office:value="7013" office:value-type="float">
            <text:p>7013</text:p>
          </table:table-cell>
          <table:table-cell ns41:value-type="float" table:style-name="ce35" office:value="39560" office:value-type="float">
            <text:p>39560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eeland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16455" office:value-type="float">
            <text:p>16455</text:p>
          </table:table-cell>
          <table:table-cell ns41:value-type="float" table:style-name="ce25" office:value="6034" office:value-type="float">
            <text:p>6034</text:p>
          </table:table-cell>
          <table:table-cell ns41:value-type="float" table:style-name="ce35" office:value="22489" office:value-type="float">
            <text:p>2248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eeland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9091" office:value-type="float">
            <text:p>9091</text:p>
          </table:table-cell>
          <table:table-cell ns41:value-type="float" table:style-name="ce25" office:value="7970" office:value-type="float">
            <text:p>7970</text:p>
          </table:table-cell>
          <table:table-cell ns41:value-type="float" table:style-name="ce35" office:value="17061" office:value-type="float">
            <text:p>17061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Zeeland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84737" office:value-type="float">
            <text:p>84737</text:p>
          </table:table-cell>
          <table:table-cell ns41:value-type="float" table:style-name="ce25" office:value="23317" office:value-type="float">
            <text:p>23317</text:p>
          </table:table-cell>
          <table:table-cell ns41:value-type="float" table:style-name="ce35" office:value="108054" office:value-type="float">
            <text:p>10805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brabant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167318" office:value-type="float">
            <text:p>167318</text:p>
          </table:table-cell>
          <table:table-cell ns41:value-type="float" table:style-name="ce25" office:value="27649" office:value-type="float">
            <text:p>27649</text:p>
          </table:table-cell>
          <table:table-cell ns41:value-type="float" table:style-name="ce35" office:value="194967" office:value-type="float">
            <text:p>194967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brabant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82075" office:value-type="float">
            <text:p>82075</text:p>
          </table:table-cell>
          <table:table-cell ns41:value-type="float" table:style-name="ce25" office:value="29404" office:value-type="float">
            <text:p>29404</text:p>
          </table:table-cell>
          <table:table-cell ns41:value-type="float" table:style-name="ce35" office:value="111479" office:value-type="float">
            <text:p>11147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brabant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53927" office:value-type="float">
            <text:p>53927</text:p>
          </table:table-cell>
          <table:table-cell ns41:value-type="float" table:style-name="ce25" office:value="22824" office:value-type="float">
            <text:p>22824</text:p>
          </table:table-cell>
          <table:table-cell ns41:value-type="float" table:style-name="ce35" office:value="76751" office:value-type="float">
            <text:p>76751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brabant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40802" office:value-type="float">
            <text:p>40802</text:p>
          </table:table-cell>
          <table:table-cell ns41:value-type="float" table:style-name="ce25" office:value="37521" office:value-type="float">
            <text:p>37521</text:p>
          </table:table-cell>
          <table:table-cell ns41:value-type="float" table:style-name="ce35" office:value="78323" office:value-type="float">
            <text:p>78323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Noordbrabant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344122" office:value-type="float">
            <text:p>344122</text:p>
          </table:table-cell>
          <table:table-cell ns41:value-type="float" table:style-name="ce25" office:value="117398" office:value-type="float">
            <text:p>117398</text:p>
          </table:table-cell>
          <table:table-cell ns41:value-type="float" table:style-name="ce35" office:value="461520" office:value-type="float">
            <text:p>461520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Limburg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108740" office:value-type="float">
            <text:p>108740</text:p>
          </table:table-cell>
          <table:table-cell ns41:value-type="float" table:style-name="ce25" office:value="11377" office:value-type="float">
            <text:p>11377</text:p>
          </table:table-cell>
          <table:table-cell ns41:value-type="float" table:style-name="ce35" office:value="120117" office:value-type="float">
            <text:p>120117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Limburg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37858" office:value-type="float">
            <text:p>37858</text:p>
          </table:table-cell>
          <table:table-cell ns41:value-type="float" table:style-name="ce25" office:value="18731" office:value-type="float">
            <text:p>18731</text:p>
          </table:table-cell>
          <table:table-cell ns41:value-type="float" table:style-name="ce35" office:value="56589" office:value-type="float">
            <text:p>5658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Limburg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31551" office:value-type="float">
            <text:p>31551</text:p>
          </table:table-cell>
          <table:table-cell ns41:value-type="float" table:style-name="ce25" office:value="15218" office:value-type="float">
            <text:p>15218</text:p>
          </table:table-cell>
          <table:table-cell ns41:value-type="float" table:style-name="ce35" office:value="46769" office:value-type="float">
            <text:p>4676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Limburg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23650" office:value-type="float">
            <text:p>23650</text:p>
          </table:table-cell>
          <table:table-cell ns41:value-type="float" table:style-name="ce28" office:value="21403" office:value-type="float">
            <text:p>21403</text:p>
          </table:table-cell>
          <table:table-cell ns41:value-type="float" table:style-name="ce35" office:value="45053" office:value-type="float">
            <text:p>45053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Limburg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201799" office:value-type="float">
            <text:p>201799</text:p>
          </table:table-cell>
          <table:table-cell ns41:value-type="float" table:style-name="ce25" office:value="66729" office:value-type="float">
            <text:p>66729</text:p>
          </table:table-cell>
          <table:table-cell ns41:value-type="float" table:style-name="ce35" office:value="268528" office:value-type="float">
            <text:p>268528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Amsterdam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110966" office:value-type="float">
            <text:p>110966</text:p>
          </table:table-cell>
          <table:table-cell ns41:value-type="float" table:style-name="ce25" office:value="28684" office:value-type="float">
            <text:p>28684</text:p>
          </table:table-cell>
          <table:table-cell ns41:value-type="float" table:style-name="ce35" office:value="139650" office:value-type="float">
            <text:p>139650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Amsterdam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4314" office:value-type="float">
            <text:p>4314</text:p>
          </table:table-cell>
          <table:table-cell ns41:value-type="float" table:style-name="ce25" office:value="204" office:value-type="float">
            <text:p>204</text:p>
          </table:table-cell>
          <table:table-cell ns41:value-type="float" table:style-name="ce35" office:value="4518" office:value-type="float">
            <text:p>4518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Amsterdam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94873" office:value-type="float">
            <text:p>94873</text:p>
          </table:table-cell>
          <table:table-cell ns41:value-type="float" table:style-name="ce25" office:value="28742" office:value-type="float">
            <text:p>28742</text:p>
          </table:table-cell>
          <table:table-cell ns41:value-type="float" table:style-name="ce35" office:value="123615" office:value-type="float">
            <text:p>123615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Amsterdam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42111" office:value-type="float">
            <text:p>42111</text:p>
          </table:table-cell>
          <table:table-cell ns41:value-type="float" table:style-name="ce25" office:value="31660" office:value-type="float">
            <text:p>31660</text:p>
          </table:table-cell>
          <table:table-cell ns41:value-type="float" table:style-name="ce35" office:value="73771" office:value-type="float">
            <text:p>73771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Amsterdam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252264" office:value-type="float">
            <text:p>252264</text:p>
          </table:table-cell>
          <table:table-cell ns41:value-type="float" table:style-name="ce25" office:value="89290" office:value-type="float">
            <text:p>89290</text:p>
          </table:table-cell>
          <table:table-cell ns41:value-type="float" table:style-name="ce35" office:value="341554" office:value-type="float">
            <text:p>34155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Rotterdam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91791" office:value-type="float">
            <text:p>91791</text:p>
          </table:table-cell>
          <table:table-cell ns41:value-type="float" table:style-name="ce25" office:value="14601" office:value-type="float">
            <text:p>14601</text:p>
          </table:table-cell>
          <table:table-cell ns41:value-type="float" table:style-name="ce35" office:value="106391" office:value-type="float">
            <text:p>106391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Rotterdam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5301" office:value-type="float">
            <text:p>5301</text:p>
          </table:table-cell>
          <table:table-cell ns41:value-type="float" table:style-name="ce29" office:value="259" office:value-type="float">
            <text:p>259</text:p>
          </table:table-cell>
          <table:table-cell ns41:value-type="float" table:style-name="ce35" office:value="5560" office:value-type="float">
            <text:p>5560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Rotterdam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77746" office:value-type="float">
            <text:p>77746</text:p>
          </table:table-cell>
          <table:table-cell ns41:value-type="float" table:style-name="ce25" office:value="19773" office:value-type="float">
            <text:p>19773</text:p>
          </table:table-cell>
          <table:table-cell ns41:value-type="float" table:style-name="ce35" office:value="97519" office:value-type="float">
            <text:p>9751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Rotterdam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28638" office:value-type="float">
            <text:p>28638</text:p>
          </table:table-cell>
          <table:table-cell ns41:value-type="float" table:style-name="ce25" office:value="20103" office:value-type="float">
            <text:p>20103</text:p>
          </table:table-cell>
          <table:table-cell ns41:value-type="float" table:style-name="ce35" office:value="48742" office:value-type="float">
            <text:p>4874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Rotterdam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203476" office:value-type="float">
            <text:p>203476</text:p>
          </table:table-cell>
          <table:table-cell ns41:value-type="float" table:style-name="ce25" office:value="54736" office:value-type="float">
            <text:p>54736</text:p>
          </table:table-cell>
          <table:table-cell ns41:value-type="float" table:style-name="ce35" office:value="258212" office:value-type="float">
            <text:p>258212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's-Gravenhage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56176" office:value-type="float">
            <text:p>56176</text:p>
          </table:table-cell>
          <table:table-cell ns41:value-type="float" table:style-name="ce25" office:value="9977" office:value-type="float">
            <text:p>9977</text:p>
          </table:table-cell>
          <table:table-cell ns41:value-type="float" table:style-name="ce35" office:value="66153" office:value-type="float">
            <text:p>66153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's-Gravenhage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5795" office:value-type="float">
            <text:p>5795</text:p>
          </table:table-cell>
          <table:table-cell ns41:value-type="float" table:style-name="ce25" office:value="173" office:value-type="float">
            <text:p>173</text:p>
          </table:table-cell>
          <table:table-cell ns41:value-type="float" table:style-name="ce35" office:value="5968" office:value-type="float">
            <text:p>5968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's-Gravenhage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48562" office:value-type="float">
            <text:p>48562</text:p>
          </table:table-cell>
          <table:table-cell ns41:value-type="float" table:style-name="ce25" office:value="19241" office:value-type="float">
            <text:p>19241</text:p>
          </table:table-cell>
          <table:table-cell ns41:value-type="float" table:style-name="ce35" office:value="67803" office:value-type="float">
            <text:p>67803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's-Gravenhage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46684" office:value-type="float">
            <text:p>46684</text:p>
          </table:table-cell>
          <table:table-cell ns41:value-type="float" table:style-name="ce25" office:value="31520" office:value-type="float">
            <text:p>31520</text:p>
          </table:table-cell>
          <table:table-cell ns41:value-type="float" table:style-name="ce35" office:value="78204" office:value-type="float">
            <text:p>7820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's-Gravenhage</text:p>
          </table:table-cell>
          <table:table-cell ns41:value-type="string" table:style-name="ce14" office:value-type="string">
            <text:p>[Totaal]</text:p>
          </table:table-cell>
          <table:table-cell table:style-name="Default"/>
          <table:table-cell ns41:value-type="float" table:style-name="ce19" office:value="157217" office:value-type="float">
            <text:p>157217</text:p>
          </table:table-cell>
          <table:table-cell ns41:value-type="float" table:style-name="ce25" office:value="60911" office:value-type="float">
            <text:p>60911</text:p>
          </table:table-cell>
          <table:table-cell ns41:value-type="float" table:style-name="ce35" office:value="218128" office:value-type="float">
            <text:p>218128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Nijverheid</text:p>
          </table:table-cell>
          <table:table-cell table:style-name="Default"/>
          <table:table-cell ns41:value-type="float" table:style-name="ce19" office:value="25622" office:value-type="float">
            <text:p>25622</text:p>
          </table:table-cell>
          <table:table-cell ns41:value-type="float" table:style-name="ce25" office:value="3752" office:value-type="float">
            <text:p>3752</text:p>
          </table:table-cell>
          <table:table-cell ns41:value-type="float" table:style-name="ce35" office:value="29374" office:value-type="float">
            <text:p>29374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Landbouw, visserij, jacht</text:p>
          </table:table-cell>
          <table:table-cell table:style-name="Default"/>
          <table:table-cell ns41:value-type="float" table:style-name="ce19" office:value="1492" office:value-type="float">
            <text:p>1492</text:p>
          </table:table-cell>
          <table:table-cell ns41:value-type="float" table:style-name="ce25" office:value="157" office:value-type="float">
            <text:p>157</text:p>
          </table:table-cell>
          <table:table-cell ns41:value-type="float" table:style-name="ce35" office:value="1649" office:value-type="float">
            <text:p>1649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Handel, verkeer, cred.-, bank-, verz.wezen</text:p>
          </table:table-cell>
          <table:table-cell table:style-name="Default"/>
          <table:table-cell ns41:value-type="float" table:style-name="ce19" office:value="16496" office:value-type="float">
            <text:p>16496</text:p>
          </table:table-cell>
          <table:table-cell ns41:value-type="float" table:style-name="ce25" office:value="6415" office:value-type="float">
            <text:p>6415</text:p>
          </table:table-cell>
          <table:table-cell ns41:value-type="float" table:style-name="ce35" office:value="22911" office:value-type="float">
            <text:p>22911</text:p>
          </table:table-cell>
          <table:table-cell table:number-columns-repeated="1018"/>
        </table:table-row>
        <table:table-row table:style-name="ro3">
          <table:table-cell ns41:value-type="string" table:style-name="ce6" office:value-type="string">
            <text:p>Utrecht</text:p>
          </table:table-cell>
          <table:table-cell ns41:value-type="string" table:style-name="ce13" office:value-type="string">
            <text:p>Maatsch.d., onderwijs, ered., huisel.d., beroep onbekend</text:p>
          </table:table-cell>
          <table:table-cell table:style-name="Default"/>
          <table:table-cell ns41:value-type="float" table:style-name="ce19" office:value="10085" office:value-type="float">
            <text:p>10085</text:p>
          </table:table-cell>
          <table:table-cell ns41:value-type="float" table:style-name="ce25" office:value="8758" office:value-type="float">
            <text:p>8758</text:p>
          </table:table-cell>
          <table:table-cell ns41:value-type="float" table:style-name="ce35" office:value="18843" office:value-type="float">
            <text:p>18843</text:p>
          </table:table-cell>
          <table:table-cell table:number-columns-repeated="1018"/>
        </table:table-row>
        <table:table-row table:style-name="ro1">
          <table:table-cell ns41:value-type="string" table:style-name="ce7" office:value-type="string">
            <text:p>Utrecht</text:p>
          </table:table-cell>
          <table:table-cell ns41:value-type="string" table:style-name="ce15" office:value-type="string">
            <text:p>[Totaal]</text:p>
          </table:table-cell>
          <table:table-cell table:style-name="Default"/>
          <table:table-cell ns41:value-type="float" table:style-name="ce21" office:value="53695" office:value-type="float">
            <text:p>53695</text:p>
          </table:table-cell>
          <table:table-cell ns41:value-type="float" table:style-name="ce30" office:value="19082" office:value-type="float">
            <text:p>19082</text:p>
          </table:table-cell>
          <table:table-cell ns41:value-type="float" table:style-name="ce36" office:value="72777" office:value-type="float">
            <text:p>72777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3" style:page-layout-name="Mpm3" style:display-name="PageStyle_Tabel 1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5:39:34.742000000</meta:creation-date>
    <dc:creator>Helpdesk</dc:creator>
    <dc:date>2005-01-05T13:38:25</dc:date>
    <meta:document-statistic meta:object-count="0" meta:cell-count="380" meta:table-count="1"/>
    <meta:generator>ODFPY/1.3.0dev</meta:generator>
  </office:meta>
</office:document-meta>
</file>